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Quotations" style:list-style-name="L1"/>
    <style:style style:name="P2" style:family="paragraph" style:parent-style-name="Quotations" style:list-style-name="L1">
      <style:paragraph-properties fo:margin-top="0in" fo:margin-bottom="0in" loext:contextual-spacing="false"/>
    </style:style>
    <style:style style:name="P3" style:family="paragraph" style:parent-style-name="Quotations" style:list-style-name="L1">
      <style:paragraph-properties fo:margin-top="0in" fo:margin-bottom="0in" loext:contextual-spacing="false" fo:line-height="150%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63893763027949108" text:style-name="L1">
        <text:list-item>
          <text:p text:style-name="P2">git init //初始化本地git环境 </text:p>
        </text:list-item>
        <text:list-item>
          <text:p text:style-name="P2">git clone XXX//克隆一份代码到本地仓库 </text:p>
        </text:list-item>
        <text:list-item>
          <text:p text:style-name="P3">git pull //把远程库的代码更新到工作台 </text:p>
        </text:list-item>
        <text:list-item>
          <text:p text:style-name="P3">git pull --rebase origin master //强制把远程库的代码跟新到当前分支上面 </text:p>
        </text:list-item>
        <text:list-item>
          <text:p text:style-name="P2">git fetch //把远程库的代码更新到本地库 </text:p>
        </text:list-item>
        <text:list-item>
          <text:p text:style-name="P2">git add . //把本地的修改加到stage中 </text:p>
        </text:list-item>
        <text:list-item>
          <text:p text:style-name="P2">git commit -m 'comments here' //把stage中的修改提交到本地库 </text:p>
        </text:list-item>
        <text:list-item>
          <text:p text:style-name="P3">git push //把本地库的修改提交到远程库中 </text:p>
        </text:list-item>
        <text:list-item>
          <text:p text:style-name="P3">git branch -r/-a //查看远程分支/全部分支 </text:p>
        </text:list-item>
        <text:list-item>
          <text:p text:style-name="P2">git checkout master/branch //切换到某个分支 </text:p>
        </text:list-item>
        <text:list-item>
          <text:p text:style-name="P2">git checkout -b test //新建test分支 </text:p>
        </text:list-item>
        <text:list-item>
          <text:p text:style-name="P2">git checkout -d test //删除test分支 </text:p>
        </text:list-item>
        <text:list-item>
          <text:p text:style-name="P2">git merge master //假设当前在test分支上面，把master分支上的修改同步到test分支上 </text:p>
        </text:list-item>
        <text:list-item>
          <text:p text:style-name="P2">git merge tool //调用merge工具 </text:p>
        </text:list-item>
        <text:list-item>
          <text:p text:style-name="P2">git stash //把未完成的修改缓存到栈容器中 </text:p>
        </text:list-item>
        <text:list-item>
          <text:p text:style-name="P2">git stash list //查看所有的缓存 </text:p>
        </text:list-item>
        <text:list-item>
          <text:p text:style-name="P2">git stash pop //恢复本地分支到缓存状态 </text:p>
        </text:list-item>
        <text:list-item>
          <text:p text:style-name="P2">git blame someFile //查看某个文件的每一行的修改记录（）谁在什么时候修改的） </text:p>
        </text:list-item>
        <text:list-item>
          <text:p text:style-name="P2">git status //查看当前分支有哪些修改 </text:p>
        </text:list-item>
        <text:list-item>
          <text:p text:style-name="P2">git log //查看当前分支上面的日志信息 </text:p>
        </text:list-item>
        <text:list-item>
          <text:p text:style-name="P2">git diff //查看当前没有add的内容 </text:p>
        </text:list-item>
        <text:list-item>
          <text:p text:style-name="P2">git diff --cache //查看已经add但是没有commit的内容 </text:p>
        </text:list-item>
        <text:list-item>
          <text:p text:style-name="P2">git diff HEAD //上面两个内容的合并 </text:p>
        </text:list-item>
        <text:list-item>
          <text:p text:style-name="P2">git reset --hard HEAD //撤销本地修改 </text:p>
        </text:list-item>
        <text:list-item>
          <text:p text:style-name="P2">echo $HOME //查看git config的HOME路径 </text:p>
        </text:list-item>
        <text:list-item>
          <text:p text:style-name="P1">export $HOME=/c/gitconfig //配置git config的HOME路径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2:16:25.852073845</meta:creation-date>
    <dc:date>2018-06-27T12:17:02.363007675</dc:date>
    <meta:editing-duration>PT36S</meta:editing-duration>
    <meta:editing-cycles>1</meta:editing-cycles>
    <meta:document-statistic meta:table-count="0" meta:image-count="0" meta:object-count="0" meta:page-count="1" meta:paragraph-count="26" meta:word-count="424" meta:character-count="877" meta:non-whitespace-character-count="775"/>
    <meta:generator>LibreOffice/5.1.6.2$Linux_X86_64 LibreOffice_project/10m0$Build-2</meta:generator>
  </office:meta>
</office:document-meta>
</file>